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code">
      <style:text-properties fo:font-weight="bold" style:font-weight-asian="bold" style:font-weight-complex="bold"/>
    </style:style>
    <style:style style:name="P2" style:family="paragraph" style:parent-style-name="Text_20_body">
      <style:text-properties fo:font-style="italic" style:font-style-asian="italic" style:font-style-complex="italic"/>
    </style:style>
    <style:style style:name="P3" style:family="paragraph" style:parent-style-name="code">
      <style:text-properties fo:font-style="normal" style:font-style-asian="normal" style:font-style-complex="normal"/>
    </style:style>
    <style:style style:name="P4" style:family="paragraph" style:parent-style-name="code">
      <style:text-properties fo:font-style="normal" fo:font-weight="bold" style:font-style-asian="normal" style:font-weight-asian="bold" style:font-style-complex="normal" style:font-weight-complex="bold"/>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text-properties fo:font-style="normal" style:font-style-asian="normal" style:font-style-complex="normal"/>
    </style:style>
    <style:style style:name="P24" style:family="paragraph" style:parent-style-name="Text_20_body" style:list-style-name="L19">
      <style:text-properties fo:font-style="normal" style:font-style-asian="normal" style:font-style-complex="normal"/>
    </style:style>
    <style:style style:name="P25" style:family="paragraph" style:parent-style-name="Text_20_body" style:list-style-name="L20">
      <style:text-properties fo:font-style="normal" style:font-style-asian="normal" style:font-style-complex="normal"/>
    </style:style>
    <style:style style:name="P26" style:family="paragraph" style:parent-style-name="Text_20_body" style:list-style-name="L21"/>
    <style:style style:name="P27" style:family="paragraph" style:parent-style-name="Heading_20_1">
      <style:paragraph-properties fo:break-before="page"/>
    </style:style>
    <style:style style:name="P28" style:family="paragraph" style:parent-style-name="Heading_20_1">
      <style:paragraph-properties fo:break-before="page"/>
      <style:text-properties fo:font-style="normal" style:font-style-asian="normal" style:font-style-complex="normal"/>
    </style:style>
    <style:style style:name="P29" style:family="paragraph" style:parent-style-name="Heading_20_2">
      <style:text-properties fo:font-style="normal" style:font-style-asian="normal" style:font-style-complex="normal"/>
    </style:style>
    <style:style style:name="P30" style:family="paragraph" style:parent-style-name="Heading_20_2">
      <style:paragraph-properties fo:break-before="page"/>
      <style:text-properties fo:font-style="normal" style:font-style-asian="normal" style:font-style-complex="normal"/>
    </style:style>
    <style:style style:name="P31" style:family="paragraph" style:parent-style-name="Heading_20_3">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imeSurvey scratchpad</text:p>
      <text:p text:style-name="Subtitle">Integratie LimeSurvey in SURFconext</text:p>
      <text:p text:style-name="Text_20_body"/>
      <text:p text:style-name="Text_20_body"/>
      <text:p text:style-name="Text_20_body"/>
      <text:p text:style-name="Text_20_body"/>
      <text:p text:style-name="Text_20_body"/>
      <text:p text:style-name="Text_20_body"/>
      <text:p text:style-name="Text_20_body"/>
      <text:p text:style-name="Text_20_body">Datum:<text:tab/>juli 2011 -</text:p>
      <text:p text:style-name="Text_20_body">Auteur:<text:tab/>M. Dobrinic (mdobrinic@cozmanova.com)</text:p>
      <text:p text:style-name="Text_20_body">Bedrijf:<text:tab/>Cozmanova bv</text:p>
      <text:p text:style-name="Text_20_body"/>
      <text:p text:style-name="Text_20_body"/>
      <text:h text:style-name="P27" text:outline-level="1">Context</text:h>
      <text:p text:style-name="Text_20_body">Ten behoeve van de integratie van LimeSurvey in SURFconext wordt een integratie van de groepsrelaties uit SURFteams in LimeSurvey gezocht. De functionele en technische implicaties die dit heeft, worden hieronder uiteengezet.</text:p>
      <text:p text:style-name="Text_20_body"/>
      <text:p text:style-name="Text_20_body"/>
      <text:h text:style-name="Heading_20_2" text:outline-level="2">Over LimeSurvey</text:h>
      <text:p text:style-name="Text_20_body">De LimeSurvey applicatie is een open source tool om enquetes af te nemen. Er is uitgebreide support vanuit de community met regelmatige releases tot gevolg.</text:p>
      <text:p text:style-name="Text_20_body">Zie: http://w<text:a xlink:type="simple" xlink:href="http://Www.limesurvey.org/">ww.limesurvey.org</text:a></text:p>
      <text:p text:style-name="Text_20_body"/>
      <text:h text:style-name="Heading_20_2" text:outline-level="2">Over SURFconext</text:h>
      <text:p text:style-name="Text_20_body">Het SURFconext platform van SURFnet is een social collaboration platform, gebaseerd op Open Source ontwikkelingen. Aan de kant van de techniek is de bedoeling om zoveel mogelijk diensten aan elkaar te koppelen binnen het SURFconext framework. Dit heeft als doel om een platform te bieden waarin de doelgroep van SURFnet in zo efficient mogelijk in teamverband gebruik kan maken van allerlei tools ter ondersteuning van de uitvoering van projecten.</text:p>
      <text:p text:style-name="Text_20_body"/>
      <text:p text:style-name="Text_20_body"/>
      <text:h text:style-name="P27" text:outline-level="1">Technische context</text:h>
      <text:p text:style-name="Text_20_body">LimeSurvey installeert in een relatief standaard LAMP omgeving.</text:p>
      <text:p text:style-name="Text_20_body">Vereist zijn:</text:p>
      <text:list xml:id="list229341431" text:style-name="L1">
        <text:list-item>
          <text:p text:style-name="P5">MySQL 4.1 of hoger, of PostgreSQL 8.1 of hoger</text:p>
        </text:list-item>
        <text:list-item>
          <text:p text:style-name="P5">PHP 5.1.2 of hoger, met de volgende extensies:</text:p>
          <text:list>
            <text:list-item>
              <text:p text:style-name="P5">mbstring</text:p>
            </text:list-item>
          </text:list>
        </text:list-item>
      </text:list>
      <text:p text:style-name="Text_20_body">Overige extensies zijn optioneel.</text:p>
      <text:p text:style-name="Text_20_body"/>
      <text:p text:style-name="Text_20_body"/>
      <text:h text:style-name="Heading_20_1" text:outline-level="1">LimeSurvey en Users</text:h>
      <text:p text:style-name="Text_20_body">In LimeSurvey zijn een tweetal soorten users te onderscheiden:</text:p>
      <text:list xml:id="list37486200" text:style-name="L2">
        <text:list-item>
          <text:p text:style-name="P6">admin users</text:p>
        </text:list-item>
        <text:list-item>
          <text:p text:style-name="P6">survey users</text:p>
        </text:list-item>
      </text:list>
      <text:p text:style-name="Text_20_body"/>
      <text:p text:style-name="Text_20_body">Daarnaast bestaat het concept “User Group” ook in Lime Survey</text:p>
      <text:p text:style-name="Text_20_body"/>
      <text:p text:style-name="Text_20_body"/>
      <text:h text:style-name="Heading_20_1" text:outline-level="1">LimeSurvey en Access Control</text:h>
      <text:p text:style-name="Text_20_body">Voor elke enquete kan access control worden geconfigureerd. Hiermee zijn de volgende instellingen te maken:</text:p>
      <text:list xml:id="list1047056577" text:style-name="L3">
        <text:list-item>
          <text:p text:style-name="P7">Is het een publieke enquete?</text:p>
        </text:list-item>
      </text:list>
      <text:p text:style-name="Text_20_body"/>
      <text:p text:style-name="Text_20_body"/>
      <text:h text:style-name="Heading_20_1" text:outline-level="1">LimeSurvey flows</text:h>
      <text:p text:style-name="Text_20_body"/>
      <text:list xml:id="list1628087869" text:style-name="L4">
        <text:list-item>
          <text:p text:style-name="P8">Registratie user als SurveyAdmin</text:p>
        </text:list-item>
        <text:list-item>
          <text:p text:style-name="P8">Inloggen als SurveyAdmin</text:p>
        </text:list-item>
        <text:list-item>
          <text:p text:style-name="P8">Aanmaken nieuwe enquete</text:p>
        </text:list-item>
        <text:list-item>
          <text:p text:style-name="P8"/>
        </text:list-item>
      </text:list>
      <text:p text:style-name="Text_20_body"/>
      <text:p text:style-name="Text_20_body"/>
      <text:h text:style-name="Heading_20_1" text:outline-level="1"><text:soft-page-break/>Integratiefunctionaliteit</text:h>
      <text:p text:style-name="Text_20_body"/>
      <text:list xml:id="list265385957" text:style-name="L5">
        <text:list-item>
          <text:p text:style-name="P9">Federatief inloggen op admin-omgeving</text:p>
        </text:list-item>
      </text:list>
      <text:p text:style-name="Text_20_body">Het is vereist om het UserID uit de federatie te kennen.</text:p>
      <text:p text:style-name="Text_20_body"/>
      <text:list xml:id="list247446228" text:style-name="L6">
        <text:list-item>
          <text:p text:style-name="P10">Anonieme enquete: uitnodigen van deelnemers</text:p>
        </text:list-item>
      </text:list>
      <text:p text:style-name="Text_20_body">Een publieke enquete; stuur een “Invitation” email aan alle SURFteams-groepsleden, met een link naar de enquete-start-pagina</text:p>
      <text:p text:style-name="Text_20_body"/>
      <text:list xml:id="list109806882" text:continue-numbering="true" text:style-name="L6">
        <text:list-item>
          <text:p text:style-name="P10">“Closed Access” enquete: genereren “token” en uitnodigen deelnemers</text:p>
        </text:list-item>
      </text:list>
      <text:p text:style-name="Text_20_body">Een enquete waar alleen bezoekers met een “token” aan kunnen deelnemen. Niet anoniem; mogelijkheid tot sturen reminders, etc.</text:p>
      <text:p text:style-name="Text_20_body"/>
      <text:list xml:id="list1529615152" text:style-name="L7">
        <text:list-item>
          <text:p text:style-name="P11">Niks mee doen: publieke enquete met registratiemogelijkheid</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p text:style-name="Text_20_body"/>
      <text:p text:style-name="Text_20_body"/>
      <text:p text:style-name="Standard"/>
      <text:h text:style-name="P27" text:outline-level="1">LimeSurvey installation</text:h>
      <text:p text:style-name="Text_20_body">LimeSurvey is installed on an Ubuntu 11.04 virtual machine.</text:p>
      <text:p text:style-name="Text_20_body">The following installation instructions are the guideline of the LimeSurvey installation procedure: http://docs.limesurvey.org/Installation&amp;structure=English+Instructions+for+LimeSurvey</text:p>
      <text:p text:style-name="Text_20_body">LimeSurvey will be installed in /var/www/limesurvey.conext.surfnetlabs.nl/limesurvey</text:p>
      <text:p text:style-name="Text_20_body"/>
      <text:h text:style-name="Heading_20_2" text:outline-level="2">Installing pre-requisites</text:h>
      <text:p text:style-name="P1">$ sudo apt-get install php5-gd php5-imap sqlite php5-sqlite</text:p>
      <text:p text:style-name="Text_20_body"/>
      <text:h text:style-name="Heading_20_2" text:outline-level="2">Configuration of SSL host</text:h>
      <text:list xml:id="list944323175" text:style-name="L8">
        <text:list-item>
          <text:p text:style-name="P12">create ssl site definition in /etc/apache2/sites-available/limesurvey.conext.surfnetlabs.nl</text:p>
        </text:list-item>
        <text:list-item>
          <text:p text:style-name="P12">copy key-, certificate- and certificate-chain files to /usr/local/etc/ssl</text:p>
        </text:list-item>
        <text:list-item>
          <text:p text:style-name="P12">add “Redirect permanent / <text:a xlink:type="simple" xlink:href="https://etherpad.conext.surfnetlabs.nl/">https://limesurvey.conext.surfnetlabs.nl/</text:a>” statement in /etc/apache2/sites-available/default</text:p>
        </text:list-item>
        <text:list-item>
          <text:p text:style-name="P12">enable this site with s2ensite limesurvey.conext.surfnetlabs.nl</text:p>
        </text:list-item>
        <text:list-item>
          <text:p text:style-name="P12">restart apache with “/etc/init.d/apache2 reload”</text:p>
        </text:list-item>
        <text:list-item>
          <text:p text:style-name="P12">check logs for correct startup with “tail /var/log/apache2/error.log”</text:p>
        </text:list-item>
      </text:list>
      <text:p text:style-name="Text_20_body"/>
      <text:h text:style-name="Heading_20_2" text:outline-level="2">Prepare MySQL</text:h>
      <text:p text:style-name="Text_20_body">$ mysql -u root -p</text:p>
      <text:p text:style-name="Text_20_body">mysql&gt; create database limesurvey;</text:p>
      <text:p text:style-name="Text_20_body">mysql&gt; create user 'ls_user'@'localhost' identified by 'sjjs0090q89';</text:p>
      <text:p text:style-name="Text_20_body">mysql&gt; grant all privileges on limesurvey.* to 'ls_user'@'localhost' with grant option;</text:p>
      <text:p text:style-name="Text_20_body">mysql&gt; flush privileges;</text:p>
      <text:p text:style-name="Text_20_body">mysql&gt; exit</text:p>
      <text:p text:style-name="Text_20_body"/>
      <text:p text:style-name="Text_20_body">Next, get and install most recent stable version of limesurvey from limesurvey.org</text:p>
      <text:p text:style-name="Text_20_body">Unpack and move the limesurvey directory to the documentroot:</text:p>
      <text:p text:style-name="code">$ sudo mv limesurvey /var/www/limesurvey.conext.surfnetlabs.nl</text:p>
      <text:p text:style-name="Text_20_body"/>
      <text:p text:style-name="Text_20_body">Update limesurvey/config.php file (“https” rooturl and database user options)</text:p>
      <text:p text:style-name="Text_20_body">Next, fix some filesystem permissions:</text:p>
      <text:p text:style-name="code">$ sudo chown -R www-data:www-data /var/www/limesurvey.conext.surfnetlabs.nl/limesurvey/tmp</text:p>
      <text:p text:style-name="code">$ sudo chown -R www-data:www-data /var/www/limesurvey.conext.surfnetlabs.nl/limesurvey/upload</text:p>
      <text:p text:style-name="Text_20_body"/>
      <text:p text:style-name="Text_20_body">Run the installscript (<text:a xlink:type="simple" xlink:href="https://limesurvey.conext.surfnetlabs.nl/limesurvey/admin/install.php">https://limesurvey.conext.surfnetlabs.nl/limesurvey/admin/install.php</text:a>) and <text:soft-page-break/>then remove the install script:</text:p>
      <text:p text:style-name="code">$ sudo rm -rf limesurvey/admin/install</text:p>
      <text:p text:style-name="Text_20_body"/>
      <text:p text:style-name="Text_20_body">Create application admin account:</text:p>
      <text:p text:style-name="Text_20_body">admin:etherpadlite</text:p>
      <text:p text:style-name="Text_20_body"/>
      <text:p text:style-name="Text_20_body">Ready with application install.</text:p>
      <text:p text:style-name="Text_20_body"/>
      <text:p text:style-name="Text_20_body">Add SimpleSAML to limesurvey-VM:</text:p>
      <text:p text:style-name="Text_20_body">unpack, and move simplesamlphp-1.8.0 directory to /var/www:</text:p>
      <text:p text:style-name="Text_20_body"/>
      <text:p text:style-name="Text_20_body">Configure SimpleSAMLphp:</text:p>
      <text:list xml:id="list1564652643" text:style-name="L9">
        <text:list-item>
          <text:p text:style-name="P13">changes in authsource.php</text:p>
        </text:list-item>
      </text:list>
      <text:p text:style-name="Text_20_body">add custom key- and certificate in 'default-sp' definition:</text:p>
      <text:p text:style-name="code">.....</text:p>
      <text:p text:style-name="code"><text:s text:c="8"/>'default-sp' =&gt; array(</text:p>
      <text:p text:style-name="code"><text:s text:c="16"/>'saml:SP',</text:p>
      <text:p text:style-name="code"/>
      <text:p text:style-name="code"><text:s text:c="16"/>// use custom keypair</text:p>
      <text:p text:style-name="code"><text:s text:c="16"/>'privatekey' =&gt; 'eplconext.key',</text:p>
      <text:p text:style-name="code"><text:s text:c="16"/>'certificate' =&gt; 'eplconext.crt',</text:p>
      <text:p text:style-name="code"/>
      <text:p text:style-name="code">.....</text:p>
      <text:p text:style-name="Text_20_body"/>
      <text:list xml:id="list1408915134" text:style-name="L10">
        <text:list-item>
          <text:p text:style-name="P14">changes in config.php</text:p>
        </text:list-item>
      </text:list>
      <text:list xml:id="list1711167064" text:style-name="L11">
        <text:list-item>
          <text:p text:style-name="P15">change secretsalt value</text:p>
        </text:list-item>
        <text:list-item>
          <text:p text:style-name="P15">change technicalcontact_name and _email</text:p>
        </text:list-item>
        <text:list-item>
          <text:p text:style-name="P15">add NameID-to-Attribute in authproc.sp:</text:p>
        </text:list-item>
      </text:list>
      <text:p text:style-name="code">.....</text:p>
      <text:p text:style-name="code"><text:s text:c="8"/>'authproc.sp' =&gt; array(</text:p>
      <text:p text:style-name="code"><text:s text:c="16"/>...</text:p>
      <text:p text:style-name="code"><text:s text:c="16"/>/* append NameID to available attributes */</text:p>
      <text:p text:style-name="code"><text:s text:c="16"/>20 <text:s/>=&gt; array(</text:p>
      <text:p text:style-name="code"><text:s text:c="18"/>'class' =&gt; 'saml:NameIDAttribute',</text:p>
      <text:p text:style-name="code"><text:s text:c="18"/>'attribute' =&gt; 'NameID',</text:p>
      <text:p text:style-name="code"><text:s text:c="18"/>'format' =&gt; '%V',</text:p>
      <text:p text:style-name="code"><text:s text:c="16"/>),</text:p>
      <text:p text:style-name="code">.....</text:p>
      <text:p text:style-name="Text_20_body"/>
      <text:p text:style-name="Text_20_body"/>
      <text:h text:style-name="P27" text:outline-level="1">Short analysis of changes for GroupSupport</text:h>
      <text:list xml:id="list713045772" text:style-name="L12">
        <text:list-item>
          <text:p text:style-name="P16">Group Support is realized in the same way that CSV and LDAP support is implemented, by importing users in the token-tables, that are used for entering a Survey.</text:p>
        </text:list-item>
        <text:list-item>
          <text:p text:style-name="P16">Currently, LDAP and CSV are supported means to import users into the token generating process.</text:p>
        </text:list-item>
        <text:list-item>
          <text:p text:style-name="P16">Token generation flow is implemented from admin/tokens.php</text:p>
          <text:list>
            <text:list-item>
              <text:p text:style-name="P16">Implementation in a Two-Step process:</text:p>
            </text:list-item>
          </text:list>
        </text:list-item>
      </text:list>
      <text:list xml:id="list1430741492" text:style-name="L13">
        <text:list-item>
          <text:list>
            <text:list-item>
              <text:p text:style-name="P17">Show selection form</text:p>
            </text:list-item>
            <text:list-item>
              <text:p text:style-name="P17">Process import according to input data from selection form</text:p>
            </text:list-item>
          </text:list>
        </text:list-item>
      </text:list>
      <text:list xml:id="list819453666" text:continue-list="list713045772" text:style-name="L12">
        <text:list-item>
          <text:p text:style-name="P16">Requires changing admin/tokens.php and duplicate the functionality in (sub)action-handlers 'import' and 'upload' for conext-groups:</text:p>
          <text:list>
            <text:list-item>
              <text:p text:style-name="P16">Action==tokens, subactions “importos”, “uploados”:</text:p>
              <text:list>
                <text:list-item>
                  <text:p text:style-name="P16">subaction==importos: Selection form, shows all Groups the user is member of</text:p>
                </text:list-item>
                <text:list-item>
                  <text:p text:style-name="P16">subaction==uploados: Request members of selected Group(s), create token records</text:p>
                </text:list-item>
              </text:list>
            </text:list-item>
          </text:list>
        </text:list-item>
      </text:list>
      <text:p text:style-name="Text_20_body"/>
      <text:h text:style-name="Heading_20_1" text:outline-level="1">Changes described</text:h>
      <text:p text:style-name="Text_20_body">Re-use the GroupRel-library</text:p>
      <text:p text:style-name="Text_20_body">Copy 'GroupRel'-directory to $limesurvey/admin/classes</text:p>
      <text:p text:style-name="Text_20_body">Create new GroupTokens.php file in /admin that interfaces LimeSurvey to GroupRel, and include it from where needed :</text:p>
      <text:list xml:id="list1335718519" text:style-name="L21">
        <text:list-item>
          <text:p text:style-name="P26">tokens.php:$subaction=='importos'</text:p>
        </text:list-item>
        <text:list-item>
          <text:p text:style-name="P26">tokens.php:$subaction=='uploados'</text:p>
        </text:list-item>
        <text:list-item>
          <text:p text:style-name="P26">osgroup.php</text:p>
        </text:list-item>
      </text:list>
      <text:p text:style-name="Text_20_body"/>
      <text:list xml:id="list1327062333" text:style-name="L14">
        <text:list-item>
          <text:p text:style-name="P18">admin.php : create new action “osgroup”, that includes “osgroup.php” as handler:</text:p>
          <text:list>
            <text:list-item>
              <text:p text:style-name="P18">subaction=form : render the form for the currently logged in user; action is called asynchronously by the group selector; uses GroupRel-library to render the form according to a template (php)</text:p>
            </text:list-item>
          </text:list>
        </text:list-item>
      </text:list>
      <text:p text:style-name="Text_20_body"/>
      <text:p text:style-name="Text_20_body"/>
      <text:h text:style-name="P27" text:outline-level="1">Short analysis of logging in using SURFfederatie</text:h>
      <text:p text:style-name="Text_20_body">Integration of SimpleSAMLphp in LimeSurvey is more or less the same as integrating SimpleSAMLphp in any other webapplication, with one difference: LimeSurvey is making extensive use of the PHP session facility.</text:p>
      <text:p text:style-name="Text_20_body">When entering a protected resource of LimeSurvey (for example, $limesurvey_url/admin/admin.php), the LimeSurvey application will create a session in the $limesurvey_url path with a custom name, and tries to establish the identity of the user in this session. When directing control to SimpleSAMLphp, the SimpleSAMLphp application will also try to create a session, with a configurable name and configurable path.</text:p>
      <text:p text:style-name="Text_20_body">This flow causes the following problems: it is not possible to start two sessions (with different session-names) in one request. This means that the sessions for LimeSurvey and SimpleSAMLphp need to be aligned. The session mechanism is implemented using cookies, with the cookie-name set to the session-name and the cookie-value set to the session-identifier. The cookie is set for a relative path. Aligning the two sessions means:</text:p>
      <text:list xml:id="list400674737" text:style-name="L15">
        <text:list-item>
          <text:p text:style-name="P19">Ensure the cookie is made available to SimpleSAML and LimeSurvey: align cookie-domain</text:p>
        </text:list-item>
        <text:list-item>
          <text:p text:style-name="P19">Ensure the cookie can be retrieved by both SimpleSAML and LimeSurvey: align cookie-name</text:p>
        </text:list-item>
      </text:list>
      <text:p text:style-name="Text_20_body"/>
      <text:h text:style-name="Heading_20_2" text:outline-level="2">Aligning the cookie-domain</text:h>
      <text:p text:style-name="Text_20_body">By default, LimeSurvey calculates the path under which it was made available, and sets its session-cookies in this path. This is correct behaviour, and leads to a cookie set for the path “/limesurvey”.</text:p>
      <text:p text:style-name="Text_20_body">SimpleSAML is called both by an include from a resource in path “/limesurvey”, as well as with its return URLs in its own alias-ed URL, (by default) in path “/simplesaml”.</text:p>
      <text:p text:style-name="Text_20_body">When the /limesurvey-session is created, SimpleSAMLphp makes use of this session.</text:p>
      <text:p text:style-name="Text_20_body">When the user is returned to /simplesaml, the original session is <text:span text:style-name="T1">not</text:span> resumed, because it was created in another cookie-path.</text:p>
      <text:p text:style-name="Text_20_body">The solution is to deploy SimpleSAMLphp under the LimeSurvey context /limesurvey/simplesaml</text:p>
      <text:p text:style-name="Text_20_body">This is realized by</text:p>
      <text:list xml:id="list2008273162" text:style-name="L16">
        <text:list-item>
          <text:p text:style-name="P20">changing the Alias in /etc/apache2/sites-available/limesurvey.conext.surfnetlabs.nl</text:p>
        </text:list-item>
        <text:list-item>
          <text:p text:style-name="P20">changing the baseurlpath in $simplesaml/config/config.php</text:p>
        </text:list-item>
      </text:list>
      <text:p text:style-name="code">'baseurlpath' <text:s text:c="10"/>=&gt; 'limesurvey/simplesaml/',</text:p>
      <text:p text:style-name="Text_20_body"/>
      <text:h text:style-name="Heading_20_2" text:outline-level="2">Aligning the cookie-name</text:h>
      <text:p text:style-name="Text_20_body">The PHP session facility uses the session-name to establish the name for the session-cookie. When LimeSurvey is installed, a session-name that is unique for the deployment, is generated and stored as a global application setting.</text:p>
      <text:p text:style-name="Text_20_body">SimpleSAMLphp on the other hand makes use of the default session name ('PHPSESSID') or can use a configured, fixed, session-name.</text:p>
      <text:p text:style-name="Text_20_body">To make sure that SimpleSAMLphp uses the same session that was initially created by LimeSurvey, the names must be aligned. This is best done by adjusting SimpleSAMLphp to LimeSurvey, so no <text:soft-page-break/>code has to be changed:</text:p>
      <text:list xml:id="list1275755583" text:style-name="L17">
        <text:list-item>
          <text:p text:style-name="P21">Figure out the cookie-name that is set by LimeSurvey</text:p>
        </text:list-item>
      </text:list>
      <text:list xml:id="list1376553581" text:style-name="L18">
        <text:list-item>
          <text:list>
            <text:list-item>
              <text:p text:style-name="P22">Either use GlobalSettings: SELECT stg_value FROM lime_settings_global WHERE stg_name='SessionName'</text:p>
            </text:list-item>
            <text:list-item>
              <text:p text:style-name="P22">Or visit /limesurvey/admin and find out the name of the cookie that is tried to be set</text:p>
            </text:list-item>
          </text:list>
        </text:list-item>
      </text:list>
      <text:list xml:id="list728776916" text:continue-list="list1275755583" text:style-name="L17">
        <text:list-item>
          <text:p text:style-name="P21">Update $simplesaml/config/config.php, change the setting session.phpsession.cookiename to the cookie-name that is set by LimeSurvey.</text:p>
        </text:list-item>
      </text:list>
      <text:p text:style-name="Text_20_body"/>
      <text:p text:style-name="Text_20_body"/>
      <text:p text:style-name="P2">Problems solved.</text:p>
      <text:p text:style-name="P23"/>
      <text:h text:style-name="P28" text:outline-level="1">Code changes description; Patch installation instructions</text:h>
      <text:h text:style-name="P29" text:outline-level="2">Login using SURFfederatie</text:h>
      <text:h text:style-name="P31" text:outline-level="3">Configuration</text:h>
      <text:p text:style-name="P23">Configuration in $limesurvey/config-saml.php</text:p>
      <text:p text:style-name="P23">Some notes with the options in config-saml.php:</text:p>
      <text:list xml:id="list1123908484" text:style-name="L19">
        <text:list-item>
          <text:p text:style-name="P24">Check whether the path to SimpleSAMLphp include-file is correct; on the limesurvey-VM this should be /var/www/simplesamlphp-1.8.0/lib/_autoload.php</text:p>
        </text:list-item>
      </text:list>
      <text:p text:style-name="P23"/>
      <text:h text:style-name="P31" text:outline-level="3">Installation</text:h>
      <text:list xml:id="list492933324" text:style-name="L20">
        <text:list-item>
          <text:p text:style-name="P25">Add config-saml.php to $limesurvey directory</text:p>
        </text:list-item>
        <text:list-item>
          <text:p text:style-name="P25">Change config-default.php to include config-saml.php</text:p>
        </text:list-item>
        <text:list-item>
          <text:p text:style-name="P25">Deploy images to $limesurvey/images directory:</text:p>
          <text:list>
            <text:list-item>
              <text:p text:style-name="P25">SURFconext_klein.gif</text:p>
            </text:list-item>
            <text:list-item>
              <text:p text:style-name="P25">GroepRel/resources/{Person-group-add.png, Person-group.png, Person-icons.txt, Person-white.png, ajax-loader.gif}</text:p>
            </text:list-item>
          </text:list>
        </text:list-item>
        <text:list-item>
          <text:p text:style-name="P25">Add login_check_saml.php to $limesurvey/admin</text:p>
        </text:list-item>
        <text:list-item>
          <text:p text:style-name="P25">Change admin.php to support SAML-authentication, osgroup features</text:p>
        </text:list-item>
        <text:list-item>
          <text:p text:style-name="P25">Change tokens.php to support OpenSocial group support</text:p>
        </text:list-item>
      </text:list>
      <text:p text:style-name="P23"/>
      <text:p text:style-name="P23"/>
      <text:p text:style-name="P23"/>
      <text:h text:style-name="P30" text:outline-level="2">Changes to $limesurvey/config-default.php</text:h>
      <text:p text:style-name="P23">Append the following two lines to include saml configuration and OpenSocial configuation:</text:p>
      <text:p text:style-name="P3">require_once('config-saml.php');</text:p>
      <text:p text:style-name="P3">require_once('config-opensocial.php');</text:p>
      <text:p text:style-name="P23"/>
      <text:p text:style-name="P23"/>
      <text:h text:style-name="P29" text:outline-level="2">Changes to $limesurvey/admin/admin.php</text:h>
      <text:p text:style-name="P23">Line 58; support SAML-login handling:</text:p>
      <text:p text:style-name="P3">if($casEnabled==true)</text:p>
      <text:p text:style-name="P3">{</text:p>
      <text:p text:style-name="P3"><text:s text:c="4"/>include_once("login_check_cas.php");</text:p>
      <text:p text:style-name="P3">}</text:p>
      <text:p text:style-name="P4">elseif ($samlEnabled==true) </text:p>
      <text:p text:style-name="P4">{</text:p>
      <text:p text:style-name="P4"><text:s text:c="4"/>include_once('login_check_saml.php');</text:p>
      <text:p text:style-name="P4">} </text:p>
      <text:p text:style-name="P3">else </text:p>
      <text:p text:style-name="P3">{</text:p>
      <text:p text:style-name="P3"><text:s text:c="4"/>include_once('login_check.php');</text:p>
      <text:p text:style-name="P3">}</text:p>
      <text:p text:style-name="P23"/>
      <text:p text:style-name="P23">Line 522; support osgroup calls:</text:p>
      <text:p text:style-name="P3"><text:s text:c="4"/>elseif ($action == 'osgroup') </text:p>
      <text:p text:style-name="P3"><text:s text:c="4"/>{</text:p>
      <text:p text:style-name="P3"><text:s text:c="8"/>include('osgroup.php');</text:p>
      <text:p text:style-name="P3"><text:s text:c="4"/>}</text:p>
      <text:p text:style-name="P23"/>
      <text:p text:style-name="P23"/>
      <text:h text:style-name="P29" text:outline-level="2">Changes to $limesurvey/admin/tokens.php</text:h>
      <text:p text:style-name="P23">Line 612, include the button to initiate OpenSocial-import action:</text:p>
      <text:p text:style-name="P3"><text:s text:c="4"/>if (bHasSurveyPermission($surveyid, 'tokens','import'))</text:p>
      <text:p text:style-name="P3"><text:s text:c="4"/>{</text:p>
      <text:p text:style-name="P3"><text:s text:c="8"/>$tokenoutput .= "&lt;img src='$imageurl/seperator.gif' alt='' /&gt;\n"</text:p>
      <text:p text:style-name="P3"><text:s text:c="8"/>."&lt;a href=\"#\" onclick=\"window.open('$scriptname?action=tokens&amp;amp;sid=$surveyid&amp;amp;subaction=import', '_top')\" "</text:p>
      <text:p text:style-name="P3"><text:s text:c="8"/>."title='".$clang-&gt;gTview("Import tokens from CSV file")."'&gt; "</text:p>
      <text:p text:style-name="P3"><text:s text:c="8"/>."&lt;img name='ImportButton' src='$imageurl/importcsv.png' title='' alt='".$clang-&gt;gT("Import tokens from CSV file")."' /&gt;&lt;/a&gt;"</text:p>
      <text:p text:style-name="P3"><text:s text:c="8"/>."&lt;a href=\"#\" onclick=\"window.open('$scriptname?action=tokens&amp;amp;sid=$surveyid&amp;amp;subaction=importldap', '_top')\" "</text:p>
      <text:p text:style-name="P3"><text:s text:c="8"/>."title='".$clang-&gt;gTview("Import tokens from LDAP query")."'&gt; "</text:p>
      <text:p text:style-name="P3"><text:s text:c="8"/>."&lt;img name='ImportLdapButton' src='$imageurl/importldap.png' alt='".$clang-&gt;gT("Import tokens from LDAP query")."' /&gt;&lt;/a&gt;"</text:p>
      <text:p text:style-name="P4"><text:s text:c="8"/>."&lt;a href=\"#\" onclick=\"window.open('$scriptname?action=tokens&amp;amp;sid=$surveyid&amp;amp;subaction=importos', '_top')\" "</text:p>
      <text:p text:style-name="P4"><text:s text:c="8"/>."title='".$clang-&gt;gTview("Import tokens from SURFconext/OpenSocial")."'&gt; "</text:p>
      <text:p text:style-name="code"><text:span text:style-name="T3"><text:s text:c="8"/>."&lt;img name='ImportOSButton' src='$imageurl/SURFconext_klein.gif' height=40 width=60 alt='".$clang-&gt;gT("Import tokens from SURFconext/OpenSocial")."' /&gt;&lt;/a&gt;"</text:span><text:span text:style-name="T2">;</text:span></text:p>
      <text:p text:style-name="P3"><text:s text:c="4"/>}</text:p>
      <text:p text:style-name="P23"/>
      <text:p text:style-name="P23">Line ~2680, include Import functionality:</text:p>
      <text:p text:style-name="P3">// ----------</text:p>
      <text:p text:style-name="P3">// SURFconext</text:p>
      <text:p text:style-name="P3">// Support for selecting OpenSocial group relations to distribute tokens for</text:p>
      <text:p text:style-name="P3">if ($subaction == 'importos' &amp;&amp; bHasSurveyPermission($surveyid, 'tokens','import'))</text:p>
      <text:p text:style-name="P3">{</text:p>
      <text:p text:style-name="P3"><text:s text:c="4"/>require_once('classes/GroupTokens.php');</text:p>
      <text:p text:style-name="P3"><text:soft-page-break/></text:p>
      <text:p text:style-name="P3"><text:s text:c="4"/>global $grouprel_config;</text:p>
      <text:p text:style-name="P3"><text:s text:c="4"/>$auth = array($grouprel_config['userIdAttribute'] =&gt; 'urn:collab:person:test.surfguest.nl:mdobrinic');</text:p>
      <text:p text:style-name="P3"><text:s text:c="4"/></text:p>
      <text:p text:style-name="P3"><text:s text:c="4"/>$o = new GroupTokens($auth, $surveyid, $grouprel_config);</text:p>
      <text:p text:style-name="P3"><text:s text:c="4"/></text:p>
      <text:p text:style-name="P3"><text:s text:c="4"/>$url = "$rooturl/admin/admin.php?action=osgroup&amp;sid=$surveyid&amp;subaction=form";</text:p>
      <text:p text:style-name="P3"><text:tab/>$s = $o-&gt;show($url,true);</text:p>
      <text:p text:style-name="P3"><text:s text:c="4"/></text:p>
      <text:p text:style-name="P3"><text:s text:c="4"/>$tokenoutput .= "\t&lt;div class='header ui-widget-header'&gt;".$clang-&gt;gT("Select OpenSocial groups")."&lt;/div&gt;\n";</text:p>
      <text:p text:style-name="P3"><text:s text:c="4"/>$tokenoutput .= $s;</text:p>
      <text:p text:style-name="P3">}</text:p>
      <text:p text:style-name="P3">// ----------</text:p>
      <text:p text:style-name="P23"/>
      <text:p text:style-name="P23">Line ~3150, include actual import processing:</text:p>
      <text:p text:style-name="P3">// OpenSocial / Conext: process selected groups</text:p>
      <text:p text:style-name="P3">if ($subaction == "uploados" &amp;&amp; bHasSurveyPermission($surveyid, 'tokens','import'))</text:p>
      <text:p text:style-name="P3">{</text:p>
      <text:p text:style-name="P3"><text:tab/>global $surveyid, $tokenoutput;</text:p>
      <text:p text:style-name="P3"><text:s text:c="4"/>require_once('classes/GroupTokens.php');</text:p>
      <text:p text:style-name="P3"/>
      <text:p text:style-name="P3"><text:s text:c="4"/>global $grouprel_config;</text:p>
      <text:p text:style-name="P3"><text:s text:c="4"/>$auth = array($grouprel_config['userIdAttribute'] =&gt; 'urn:collab:person:test.surfguest.nl:mdobrinic');</text:p>
      <text:p text:style-name="P3"><text:s text:c="4"/></text:p>
      <text:p text:style-name="P3"><text:s text:c="4"/>$o = new GroupTokens($auth, $surveyid, $grouprel_config);</text:p>
      <text:p text:style-name="P3"><text:tab/></text:p>
      <text:p text:style-name="P3"><text:tab/>$tokenoutput .= $o-&gt;invite();</text:p>
      <text:p text:style-name="P3"><text:tab/>$persons = $o-&gt;_allmembers;</text:p>
      <text:p text:style-name="P3"><text:tab/>$personcount = count($persons);</text:p>
      <text:p text:style-name="P3"><text:tab/>if ($personcount &gt; 0) {</text:p>
      <text:p text:style-name="P3"><text:tab/><text:tab/>$language = GetBaseLanguageFromSurveyID($surveyid);</text:p>
      <text:p text:style-name="P3"><text:tab/><text:tab/>foreach($persons as $p) {</text:p>
      <text:p text:style-name="P3"><text:tab/><text:tab/><text:tab/>$iq = "INSERT INTO ".db_table_name("tokens_$surveyid")." \n"</text:p>
      <text:p text:style-name="P3"><text:tab/><text:tab/><text:tab/><text:tab/><text:tab/><text:tab/>. "(firstname, lastname, email, emailstatus, language) \n"</text:p>
      <text:p text:style-name="P3"><text:tab/><text:tab/><text:tab/><text:tab/><text:tab/><text:tab/>. "VALUES (%1, %2, %3, 'OK', " . db_quoteall($language) .")";</text:p>
      <text:p text:style-name="P3"><text:tab/></text:p>
      <text:p text:style-name="P3"><text:tab/><text:tab/><text:tab/>$a = $p-&gt;getAttributes();</text:p>
      <text:p text:style-name="P3"><text:tab/><text:tab/><text:tab/></text:p>
      <text:p text:style-name="P3"><text:tab/><text:tab/><text:tab/>$iq = str_replace('%1', db_quoteall($a['firstname']), $iq);</text:p>
      <text:p text:style-name="P3"><text:tab/><text:tab/><text:tab/>$iq = str_replace('%2', db_quoteall($a['lastname']), $iq);</text:p>
      <text:p text:style-name="P3"><text:tab/><text:tab/><text:tab/>$iq = str_replace('%3', db_quoteall($a['email']), $iq);</text:p>
      <text:p text:style-name="P3"><text:tab/></text:p>
      <text:p text:style-name="P3"><text:tab/><text:tab/><text:tab/>if (false) {</text:p>
      <text:p text:style-name="P3"><text:tab/><text:tab/><text:tab/> <text:s/>$ir = $connect-&gt;Execute($iq);</text:p>
      <text:p text:style-name="P3"><text:tab/><text:tab/><text:tab/>} else {</text:p>
      <text:p text:style-name="P3"><text:tab/><text:tab/><text:tab/> <text:s/>echo "Executing: '$iq' &lt;br/&gt;\n";</text:p>
      <text:p text:style-name="P3"><text:tab/><text:tab/><text:tab/>}</text:p>
      <text:p text:style-name="P3"><text:tab/><text:tab/>}<text:tab/>// foreach(persons)</text:p>
      <text:p text:style-name="P3"><text:tab/><text:tab/></text:p>
      <text:p text:style-name="P3"><text:tab/><text:tab/>$tokenoutput .= "&lt;span class='successtitle'&gt;".$clang-&gt;gT("Success")."&lt;/span&gt;&lt;br /&gt;&lt;br /&gt;\n";</text:p>
      <text:p text:style-name="P3"><text:tab/><text:tab/></text:p>
      <text:p text:style-name="P3"><text:tab/>} else {</text:p>
      <text:p text:style-name="P3"><text:tab/> <text:s text:c="2"/><text:tab/>$tokenoutput .= "&lt;font color='red'&gt;".$clang-&gt;gT("Failed")."&lt;/font&gt;&lt;br /&gt;&lt;br /&gt;\n";</text:p>
      <text:p text:style-name="P3"><text:tab/> <text:s text:c="2"/><text:tab/>$tokenoutput .= $clang-&gt;gT("There were no group(s) selected or group-member(s) retrieved.");</text:p>
      <text:p text:style-name="P3"><text:tab/>}<text:tab/>// if (count&gt;0)</text:p>
      <text:p text:style-name="P3"><text:tab/></text:p>
      <text:p text:style-name="P3"><text:s text:c="4"/>$message .= "$personcount ".$clang-&gt;gT("persons have been added to the survey").".&lt;br /&gt;\n";</text:p>
      <text:p text:style-name="P3"/>
      <text:p text:style-name="P3"><text:tab/>$tokenoutput .= $message;</text:p>
      <text:p text:style-name="P3">}</text:p>
      <text:p text:style-name="P23"/>
      <text:p text:style-name="P2"/>
      <text:p text:style-name="P23"/>
      <text:p text:style-name="P23"/>
      <text:p text:style-name="P23"/>
      <text:h text:style-name="Heading_20_1" text:outline-level="1"><text:soft-page-break/>OAuth configuration</text:h>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fo:margin-left="0.2in" fo:margin-right="0in" fo:margin-top="0in" fo:margin-bottom="0in" fo:text-indent="0in" style:auto-text-indent="false" style:page-number="auto" fo:background-color="#ffcc99" fo:padding="0.0201in" fo:border-left="none" fo:border-right="none" fo:border-top="0.0008in solid #000000" fo:border-bottom="0.0008in solid #000000" style:shadow="none">
        <style:tab-stops/>
        <style:background-image/>
      </style:paragraph-properties>
      <style:text-properties style:font-name="Courier New" fo:font-size="8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04T11:11:30</meta:creation-date>
    <dc:date>2011-10-24T11:45:18</dc:date>
    <meta:editing-duration>P7DT3H21M42S</meta:editing-duration>
    <meta:editing-cycles>73</meta:editing-cycles>
    <meta:generator>OpenOffice.org/3.3$Unix OpenOffice.org_project/330m20$Build-9567</meta:generator>
    <dc:creator>Mark Dobrinic</dc:creator>
    <meta:document-statistic meta:table-count="0" meta:image-count="0" meta:object-count="0" meta:page-count="13" meta:paragraph-count="259" meta:word-count="1736" meta:character-count="14550"/>
  </office:meta>
</office:document-meta>
</file>